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b3c" officeooo:paragraph-rsid="000b6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ONGIORNO A TUTTI RAGAZZ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28:35.734000000</meta:creation-date>
    <dc:date>2017-10-04T10:29:34.675000000</dc:date>
    <meta:editing-duration>PT1M1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5.2.2.2$Windows_x86 LibreOffice_project/8f96e87c890bf8fa77463cd4b640a2312823f3ad</meta:generator>
  </office:meta>
</office:document-meta>
</file>